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0870" officeooo:paragraph-rsid="00160870"/>
    </style:style>
    <style:style style:name="P2" style:family="paragraph" style:parent-style-name="Standard">
      <style:text-properties fo:color="#c9211e" loext:opacity="100%" officeooo:rsid="00160870" officeooo:paragraph-rsid="00160870"/>
    </style:style>
    <style:style style:name="T1" style:family="text">
      <style:text-properties fo:color="#fffff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9</text:p>
      <text:p text:style-name="P1">Prompt </text:p>
      <text:p text:style-name="P1">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P1">Evaluez les performances d'un LLM</text:p>
      <text:p text:style-name="P1">Préparez la mise en production de votre modèle fonctionnel pour une entreprise de retail !</text:p>
      <text:p text:style-name="P1">Compétences cibles</text:p>
      <text:p text:style-name="P1">Conduire les actions et les échanges entre les parties prenantes du projet data</text:p>
      <text:p text:style-name="P1">Définir les modalités de réalisation et de suivi du projet data et le planifier</text:p>
      <text:p text:style-name="P1">Effectuer un prototype de la solution afin d’en confirmer la faisabilité technique</text:p>
      <text:p text:style-name="P1">Identifier de nouvelles opportunités, solutions ou pratiques dans le champ de la data</text:p>
      <text:p text:style-name="P1">Identifier et évaluer les risques de la solution data</text:p>
      <text:p text:style-name="P1">Présenter le projet data et expliquer ses choix afin d’en démontrer la pertinence</text:p>
      <text:p text:style-name="P1"/>
      <text:p text:style-name="P2"><text:a xlink:type="simple" xlink:href="https://chatgpt.com/c/69884fe6-f9b4-832f-bac7-0aa253e7987e" text:style-name="Internet_20_link" text:visited-style-name="Visited_20_Internet_20_Link"><text:span text:style-name="T1">https://chatgpt.com/c/69884fe6-f9b4-832f-bac7-0aa253e7987e</text:span></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09:55:02.733391185</meta:creation-date>
    <meta:generator>LibreOffice/24.2.7.2$Linux_X86_64 LibreOffice_project/420$Build-2</meta:generator>
    <dc:date>2026-02-08T10:11:37.579781482</dc:date>
    <meta:editing-duration>PT4M17S</meta:editing-duration>
    <meta:editing-cycles>2</meta:editing-cycles>
    <meta:document-statistic meta:table-count="0" meta:image-count="0" meta:object-count="0" meta:page-count="1" meta:paragraph-count="13" meta:word-count="178" meta:character-count="1125" meta:non-whitespace-character-count="959"/>
  </office:meta>
</office:document-meta>
</file>